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97.46pt"/>
    </style:style>
    <style:style style:name="co3" style:family="table-column">
      <style:table-column-properties fo:break-before="auto" style:column-width="70.41pt"/>
    </style:style>
    <style:style style:name="co4" style:family="table-column">
      <style:table-column-properties fo:break-before="auto" style:column-width="103.24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91.5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39.6pt"/>
    </style:style>
    <style:style style:name="co12" style:family="table-column">
      <style:table-column-properties fo:break-before="auto" style:column-width="39.09pt"/>
    </style:style>
    <style:style style:name="co13" style:family="table-column">
      <style:table-column-properties fo:break-before="auto" style:column-width="17.66pt"/>
    </style:style>
    <style:style style:name="co14" style:family="table-column">
      <style:table-column-properties fo:break-before="auto" style:column-width="42.49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87.96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99.55pt"/>
    </style:style>
    <style:style style:name="co19" style:family="table-column">
      <style:table-column-properties fo:break-before="auto" style:column-width="83.59pt"/>
    </style:style>
    <style:style style:name="co20" style:family="table-column">
      <style:table-column-properties fo:break-before="auto" style:column-width="72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93.4pt"/>
    </style:style>
    <style:style style:name="co23" style:family="table-column">
      <style:table-column-properties fo:break-before="auto" style:column-width="35.49pt"/>
    </style:style>
    <style:style style:name="co24" style:family="table-column">
      <style:table-column-properties fo:break-before="auto" style:column-width="38.44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87.7pt"/>
    </style:style>
    <style:style style:name="co27" style:family="table-column">
      <style:table-column-properties fo:break-before="auto" style:column-width="83.25pt"/>
    </style:style>
    <style:style style:name="co28" style:family="table-column">
      <style:table-column-properties fo:break-before="auto" style:column-width="118.66pt"/>
    </style:style>
    <style:style style:name="co29" style:family="table-column">
      <style:table-column-properties fo:break-before="auto" style:column-width="107.09pt"/>
    </style:style>
    <style:style style:name="co30" style:family="table-column">
      <style:table-column-properties fo:break-before="auto" style:column-width="55.59pt"/>
    </style:style>
    <style:style style:name="co31" style:family="table-column">
      <style:table-column-properties fo:break-before="auto" style:column-width="66.05pt"/>
    </style:style>
    <style:style style:name="co32" style:family="table-column">
      <style:table-column-properties fo:break-before="auto" style:column-width="68.14pt"/>
    </style:style>
    <style:style style:name="co33" style:family="table-column">
      <style:table-column-properties fo:break-before="auto" style:column-width="482.46pt"/>
    </style:style>
    <style:style style:name="co34" style:family="table-column">
      <style:table-column-properties fo:break-before="auto" style:column-width="48.16pt"/>
    </style:style>
    <style:style style:name="co35" style:family="table-column">
      <style:table-column-properties fo:break-before="auto" style:column-width="60.75pt"/>
    </style:style>
    <style:style style:name="co36" style:family="table-column">
      <style:table-column-properties fo:break-before="auto" style:column-width="13.86pt"/>
    </style:style>
    <style:style style:name="co37" style:family="table-column">
      <style:table-column-properties fo:break-before="auto" style:column-width="42.94pt"/>
    </style:style>
    <style:style style:name="co38" style:family="table-column">
      <style:table-column-properties fo:break-before="auto" style:column-width="516.19pt"/>
    </style:style>
    <style:style style:name="co39" style:family="table-column">
      <style:table-column-properties fo:break-before="auto" style:column-width="53.4pt"/>
    </style:style>
    <style:style style:name="co40" style:family="table-column">
      <style:table-column-properties fo:break-before="auto" style:column-width="472.79pt"/>
    </style:style>
    <style:style style:name="co41" style:family="table-column">
      <style:table-column-properties fo:break-before="auto" style:column-width="84.9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100.3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31">
      <style:table-cell-properties fo:border="0.06pt solid #000000"/>
    </style:style>
    <style:style style:name="ce6" style:family="table-cell" style:parent-style-name="Default" style:data-style-name="N130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30">
      <style:table-cell-properties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31">
      <style:table-cell-properties fo:background-color="#ffffcc" fo:border="0.06pt solid #000000"/>
    </style:style>
    <style:style style:name="ce13" style:family="table-cell" style:parent-style-name="Default" style:data-style-name="N130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31">
      <style:table-cell-properties fo:background-color="#e6e6e6" fo:border="0.06pt solid #000000"/>
    </style:style>
    <style:style style:name="ce21" style:family="table-cell" style:parent-style-name="Default" style:data-style-name="N131">
      <style:table-cell-properties fo:background-color="#99ccff" fo:border="0.06pt solid #000000"/>
    </style:style>
    <style:style style:name="ce22" style:family="table-cell" style:parent-style-name="Default" style:data-style-name="N131">
      <style:table-cell-properties fo:background-color="#ffff99" fo:border="0.06pt solid #000000"/>
    </style:style>
    <style:style style:name="ce23" style:family="table-cell" style:parent-style-name="Default" style:data-style-name="N129">
      <style:table-cell-properties fo:background-color="#e6e6e6" fo:border="0.06pt solid #000000"/>
    </style:style>
    <style:style style:name="ce24" style:family="table-cell" style:parent-style-name="Default" style:data-style-name="N129">
      <style:table-cell-properties fo:background-color="#99ccff" fo:border="0.06pt solid #000000"/>
    </style:style>
    <style:style style:name="ce25" style:family="table-cell" style:parent-style-name="Default" style:data-style-name="N129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Extrémités_20_de_20_flèche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116.22pt" svg:height="28.09pt" svg:x="562.85pt" svg:y="23.53pt" draw:caption-point-x="-16.3pt" draw:caption-point-y="37.79pt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173.28pt" svg:height="39.29pt" svg:x="953.04pt" svg:y="20.01pt" draw:caption-point-x="-21.63pt" draw:caption-point-y="41.3pt">
              <dc:date>2012-10-11T00:00:00</dc:date>
              <text:p text:style-name="P1"><text:span text:style-name="T1">Pour trier : sélectionner </text:span><text:span text:style-name="T1">la plage en jaune, puis </text:span><text:span text:style-name="T1">Données-&gt;Trier, </text:span><text:span text:style-name="T1">sélectionner la colonne et </text:span><text:span text:style-name="T1">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154709" calcext:value-type="float">
            <text:p>0.15</text:p>
          </table:table-cell>
          <table:table-cell table:style-name="ce4" table:formula="of:=[$calcul.$M22]" office:value-type="float" office:value="0.080935" calcext:value-type="float">
            <text:p>0.08</text:p>
          </table:table-cell>
          <table:table-cell table:style-name="ce4" table:formula="of:=[$calcul.$M15]" office:value-type="float" office:value="0.154689" calcext:value-type="float">
            <text:p>0.15</text:p>
          </table:table-cell>
          <table:table-cell table:style-name="ce6" table:formula="of:=[.D7]/[.E7]" office:value-type="float" office:value="1.91152159140051" calcext:value-type="float">
            <text:p>1.9</text:p>
          </table:table-cell>
          <table:table-cell table:style-name="ce6" table:formula="of:=[.D7]/[.F7]" office:value-type="float" office:value="1.00012929167556" calcext:value-type="float">
            <text:p>1.0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80935" calcext:value-type="float">
            <text:p>0.08</text:p>
          </table:table-cell>
          <table:table-cell table:style-name="ce4" table:formula="of:=[.$L$7]/[.L7]" office:value-type="float" office:value="1" calcext:value-type="float">
            <text:p>1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634983" calcext:value-type="float">
            <text:p>0.63</text:p>
          </table:table-cell>
          <table:table-cell table:style-name="ce4" table:formula="of:=[$calcul.$M23]" office:value-type="float" office:value="0.327829" calcext:value-type="float">
            <text:p>0.33</text:p>
          </table:table-cell>
          <table:table-cell table:style-name="ce4" table:formula="of:=[$calcul.$M16]" office:value-type="float" office:value="0.636522" calcext:value-type="float">
            <text:p>0.64</text:p>
          </table:table-cell>
          <table:table-cell table:style-name="ce6" table:formula="of:=[.D8]/[.E8]" office:value-type="float" office:value="1.93693358427717" calcext:value-type="float">
            <text:p>1.9</text:p>
          </table:table-cell>
          <table:table-cell table:style-name="ce6" table:formula="of:=[.D8]/[.F8]" office:value-type="float" office:value="0.99758217312206" calcext:value-type="float">
            <text:p>1.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327829" calcext:value-type="float">
            <text:p>0.33</text:p>
          </table:table-cell>
          <table:table-cell table:style-name="ce4" table:formula="of:=[.$L$7]/[.L8]" office:value-type="float" office:value="0.246881758477743" calcext:value-type="float">
            <text:p>0.25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842176" calcext:value-type="float">
            <text:p>0.84</text:p>
          </table:table-cell>
          <table:table-cell table:style-name="ce4" table:formula="of:=[$calcul.$M24]" office:value-type="float" office:value="2.192672" calcext:value-type="float">
            <text:p>2.19</text:p>
          </table:table-cell>
          <table:table-cell table:style-name="ce4" table:formula="of:=[$calcul.$M17]" office:value-type="float" office:value="0.84316" calcext:value-type="float">
            <text:p>0.84</text:p>
          </table:table-cell>
          <table:table-cell table:style-name="ce6" table:formula="of:=[.D9]/[.E9]" office:value-type="float" office:value="0.384086630376089" calcext:value-type="float">
            <text:p>0.4</text:p>
          </table:table-cell>
          <table:table-cell table:style-name="ce6" table:formula="of:=[.D9]/[.F9]" office:value-type="float" office:value="0.998832961715451" calcext:value-type="float">
            <text:p>1.0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192672" calcext:value-type="float">
            <text:p>2.19</text:p>
          </table:table-cell>
          <table:table-cell table:style-name="ce4" table:formula="of:=[.$L$7]/[.L9]" office:value-type="float" office:value="0.036911585499336" calcext:value-type="float">
            <text:p>0.0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2.680829" calcext:value-type="float">
            <text:p>2.68</text:p>
          </table:table-cell>
          <table:table-cell table:style-name="ce4" table:formula="of:=[$calcul.$M25]" office:value-type="float" office:value="17.070204" calcext:value-type="float">
            <text:p>17.07</text:p>
          </table:table-cell>
          <table:table-cell table:style-name="ce4" table:formula="of:=[$calcul.$M18]" office:value-type="float" office:value="2.682969" calcext:value-type="float">
            <text:p>2.68</text:p>
          </table:table-cell>
          <table:table-cell table:style-name="ce6" table:formula="of:=[.D10]/[.E10]" office:value-type="float" office:value="0.157047273717408" calcext:value-type="float">
            <text:p>0.2</text:p>
          </table:table-cell>
          <table:table-cell table:style-name="ce6" table:formula="of:=[.D10]/[.F10]" office:value-type="float" office:value="0.99920237617356" calcext:value-type="float">
            <text:p>1.0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7.070204" calcext:value-type="float">
            <text:p>17.07</text:p>
          </table:table-cell>
          <table:table-cell table:style-name="ce4" table:formula="of:=[.$L$7]/[.L10]" office:value-type="float" office:value="0.00474130244723496" calcext:value-type="float">
            <text:p>0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7.272459" calcext:value-type="float">
            <text:p>7.27</text:p>
          </table:table-cell>
          <table:table-cell table:style-name="ce4" table:formula="of:=[$calcul.$M26]" office:value-type="float" office:value="34.002137" calcext:value-type="float">
            <text:p>34.00</text:p>
          </table:table-cell>
          <table:table-cell table:style-name="ce4" table:formula="of:=[$calcul.$M19]" office:value-type="float" office:value="7.278607" calcext:value-type="float">
            <text:p>7.28</text:p>
          </table:table-cell>
          <table:table-cell table:style-name="ce6" table:formula="of:=[.D11]/[.E11]" office:value-type="float" office:value="0.213882409802654" calcext:value-type="float">
            <text:p>0.2</text:p>
          </table:table-cell>
          <table:table-cell table:style-name="ce6" table:formula="of:=[.D11]/[.F11]" office:value-type="float" office:value="0.99915533288169" calcext:value-type="float">
            <text:p>1.0</text:p>
          </table:table-cell>
          <table:table-cell table:style-name="ce9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4.002137" calcext:value-type="float">
            <text:p>34.00</text:p>
          </table:table-cell>
          <table:table-cell table:style-name="ce4" table:formula="of:=[.$L$7]/[.L11]" office:value-type="float" office:value="0.00238029156814467" calcext:value-type="float">
            <text:p>0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2.56036" calcext:value-type="float">
            <text:p>2.56</text:p>
          </table:table-cell>
          <table:table-cell table:style-name="ce4" table:formula="of:=[$calcul.$M27]" office:value-type="float" office:value="2.204207" calcext:value-type="float">
            <text:p>2.20</text:p>
          </table:table-cell>
          <table:table-cell table:style-name="ce4" table:formula="of:=[$calcul.$M20]" office:value-type="float" office:value="2.650892" calcext:value-type="float">
            <text:p>2.65</text:p>
          </table:table-cell>
          <table:table-cell table:style-name="ce6" table:formula="of:=[.D12]/[.E12]" office:value-type="float" office:value="1.16157874464603" calcext:value-type="float">
            <text:p>1.2</text:p>
          </table:table-cell>
          <table:table-cell table:style-name="ce6" table:formula="of:=[.D12]/[.F12]" office:value-type="float" office:value="0.965848476663704" calcext:value-type="float">
            <text:p>1.0</text:p>
          </table:table-cell>
          <table:table-cell table:style-name="ce9" table:formula="of:=IF([.G12]-[.H12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2.204207" calcext:value-type="float">
            <text:p>2.20</text:p>
          </table:table-cell>
          <table:table-cell table:style-name="ce4" table:formula="of:=[.$L$7]/[.L12]" office:value-type="float" office:value="0.0367184207290876" calcext:value-type="float">
            <text:p>0.0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54506" calcext:value-type="float">
            <text:p>0.15</text:p>
          </table:table-cell>
          <table:table-cell table:style-name="ce4" table:formula="of:=[$calcul.$M28]" office:value-type="float" office:value="0.105199" calcext:value-type="float">
            <text:p>0.11</text:p>
          </table:table-cell>
          <table:table-cell table:style-name="ce4" table:formula="of:=[$calcul.$M21]" office:value-type="float" office:value="0.154247" calcext:value-type="float">
            <text:p>0.15</text:p>
          </table:table-cell>
          <table:table-cell table:style-name="ce6" table:formula="of:=[.D13]/[.E13]" office:value-type="float" office:value="1.46870217397504" calcext:value-type="float">
            <text:p>1.5</text:p>
          </table:table-cell>
          <table:table-cell table:style-name="ce6" table:formula="of:=[.D13]/[.F13]" office:value-type="float" office:value="1.00167912503971" calcext:value-type="float">
            <text:p>1.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105199" calcext:value-type="float">
            <text:p>0.11</text:p>
          </table:table-cell>
          <table:table-cell table:style-name="ce4" table:formula="of:=[.$L$7]/[.L13]" office:value-type="float" office:value="0.769351419690301" calcext:value-type="float">
            <text:p>0.77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117.21pt" svg:height="28.09pt" svg:x="560.89pt" svg:y="188.05pt" draw:caption-point-x="-14.34pt" draw:caption-point-y="38.32pt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68288269019549" calcext:value-type="float">
            <text:p>2.68</text:p>
          </table:table-cell>
          <table:table-cell table:style-name="ce4" table:formula="of:=[$calcul.$K22]" office:value-type="float" office:value="2.04594256273131" calcext:value-type="float">
            <text:p>2.05</text:p>
          </table:table-cell>
          <table:table-cell table:style-name="ce4" table:formula="of:=[$calcul.$K15]" office:value-type="float" office:value="2.05282585283119" calcext:value-type="float">
            <text:p>2.05</text:p>
          </table:table-cell>
          <table:table-cell table:style-name="ce7" table:formula="of:=([.E20]-[.$D20])/[.E20]" office:value-type="percentage" office:value="-0.311318674857549" calcext:value-type="percentage">
            <text:p>-31%</text:p>
          </table:table-cell>
          <table:table-cell table:style-name="ce7" table:formula="of:=([.F20]-[.$D20])/[.F20]" office:value-type="percentage" office:value="-0.306921717931088" calcext:value-type="percentage">
            <text:p>-31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2.04594256273131" calcext:value-type="float">
            <text:p>2.05</text:p>
          </table:table-cell>
          <table:table-cell table:style-name="ce13" table:formula="of:=[.L20]/[.$L$20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61712291479823" calcext:value-type="float">
            <text:p>2.62</text:p>
          </table:table-cell>
          <table:table-cell table:style-name="ce4" table:formula="of:=[$calcul.$K23]" office:value-type="float" office:value="2.37451873817107" calcext:value-type="float">
            <text:p>2.37</text:p>
          </table:table-cell>
          <table:table-cell table:style-name="ce4" table:formula="of:=[$calcul.$K16]" office:value-type="float" office:value="2.37686228950645" calcext:value-type="float">
            <text:p>2.38</text:p>
          </table:table-cell>
          <table:table-cell table:style-name="ce7" table:formula="of:=([.E21]-[.$D21])/[.E21]" office:value-type="percentage" office:value="-0.102169830343819" calcext:value-type="percentage">
            <text:p>-10%</text:p>
          </table:table-cell>
          <table:table-cell table:style-name="ce7" table:formula="of:=([.F21]-[.$D21])/[.F21]" office:value-type="percentage" office:value="-0.101083107066192" calcext:value-type="percentage">
            <text:p>-10%</text:p>
          </table:table-cell>
          <table:table-cell table:style-name="ce9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37451873817107" calcext:value-type="float">
            <text:p>2.37</text:p>
          </table:table-cell>
          <table:table-cell table:style-name="ce13" table:formula="of:=[.L21]/[.$L$20]" office:value-type="float" office:value="1.16059892463506" calcext:value-type="float">
            <text:p>1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0792867665659" calcext:value-type="float">
            <text:p>1.41</text:p>
          </table:table-cell>
          <table:table-cell table:style-name="ce4" table:formula="of:=[$calcul.$K24]" office:value-type="float" office:value="0.310218680635404" calcext:value-type="float">
            <text:p>0.31</text:p>
          </table:table-cell>
          <table:table-cell table:style-name="ce4" table:formula="of:=[$calcul.$K17]" office:value-type="float" office:value="1.30738662188107" calcext:value-type="float">
            <text:p>1.31</text:p>
          </table:table-cell>
          <table:table-cell table:style-name="ce7" table:formula="of:=([.E22]-[.$D22])/[.E22]" office:value-type="percentage" office:value="-3.53850385080874" calcext:value-type="percentage">
            <text:p>-354%</text:p>
          </table:table-cell>
          <table:table-cell table:style-name="ce7" table:formula="of:=([.F22]-[.$D22])/[.F22]" office:value-type="percentage" office:value="-0.0769030775539505" calcext:value-type="percentage">
            <text:p>-8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310218680635404" calcext:value-type="float">
            <text:p>0.31</text:p>
          </table:table-cell>
          <table:table-cell table:style-name="ce13" table:formula="of:=[.L22]/[.$L$20]" office:value-type="float" office:value="0.151626290144365" calcext:value-type="float">
            <text:p>0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518104584293901" calcext:value-type="float">
            <text:p>0.52</text:p>
          </table:table-cell>
          <table:table-cell table:style-name="ce4" table:formula="of:=[$calcul.$K25]" office:value-type="float" office:value="0.0471677285987729" calcext:value-type="float">
            <text:p>0.05</text:p>
          </table:table-cell>
          <table:table-cell table:style-name="ce4" table:formula="of:=[$calcul.$K18]" office:value-type="float" office:value="0.506431411094818" calcext:value-type="float">
            <text:p>0.51</text:p>
          </table:table-cell>
          <table:table-cell table:style-name="ce7" table:formula="of:=([.E23]-[.$D23])/[.E23]" office:value-type="percentage" office:value="-9.98430218468015" calcext:value-type="percentage">
            <text:p>-998%</text:p>
          </table:table-cell>
          <table:table-cell table:style-name="ce7" table:formula="of:=([.F23]-[.$D23])/[.F23]" office:value-type="percentage" office:value="-0.023049860145617" calcext:value-type="percentage">
            <text:p>-2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471677285987729" calcext:value-type="float">
            <text:p>0.05</text:p>
          </table:table-cell>
          <table:table-cell table:style-name="ce13" table:formula="of:=[.L23]/[.$L$20]" office:value-type="float" office:value="0.0230542779929288" calcext:value-type="float">
            <text:p>0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44170136545243" calcext:value-type="float">
            <text:p>0.44</text:p>
          </table:table-cell>
          <table:table-cell table:style-name="ce4" table:formula="of:=[$calcul.$K26]" office:value-type="float" office:value="0.156704640112913" calcext:value-type="float">
            <text:p>0.16</text:p>
          </table:table-cell>
          <table:table-cell table:style-name="ce4" table:formula="of:=[$calcul.$K19]" office:value-type="float" office:value="0.437762529611306" calcext:value-type="float">
            <text:p>0.44</text:p>
          </table:table-cell>
          <table:table-cell table:style-name="ce7" table:formula="of:=([.E24]-[.$D24])/[.E24]" office:value-type="percentage" office:value="-1.81868721394697" calcext:value-type="percentage">
            <text:p>-182%</text:p>
          </table:table-cell>
          <table:table-cell table:style-name="ce7" table:formula="of:=([.F24]-[.$D24])/[.F24]" office:value-type="percentage" office:value="-0.00899765414966391" calcext:value-type="percentage">
            <text:p>-1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56704640112913" calcext:value-type="float">
            <text:p>0.16</text:p>
          </table:table-cell>
          <table:table-cell table:style-name="ce13" table:formula="of:=[.L24]/[.$L$20]" office:value-type="float" office:value="0.0765928833816888" calcext:value-type="float">
            <text:p>0.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613745637864225" calcext:value-type="float">
            <text:p>0.61</text:p>
          </table:table-cell>
          <table:table-cell table:style-name="ce4" table:formula="of:=[$calcul.$K27]" office:value-type="float" office:value="0.361017803717822" calcext:value-type="float">
            <text:p>0.36</text:p>
          </table:table-cell>
          <table:table-cell table:style-name="ce4" table:formula="of:=[$calcul.$K20]" office:value-type="float" office:value="0.578956913967007" calcext:value-type="float">
            <text:p>0.58</text:p>
          </table:table-cell>
          <table:table-cell table:style-name="ce7" table:formula="of:=([.E25]-[.$D25])/[.E25]" office:value-type="percentage" office:value="-0.700042578354224" calcext:value-type="percentage">
            <text:p>-70%</text:p>
          </table:table-cell>
          <table:table-cell table:style-name="ce7" table:formula="of:=([.F25]-[.$D25])/[.F25]" office:value-type="percentage" office:value="-0.0600886232774151" calcext:value-type="percentage">
            <text:p>-6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361017803717822" calcext:value-type="float">
            <text:p>0.36</text:p>
          </table:table-cell>
          <table:table-cell table:style-name="ce13" table:formula="of:=[.L25]/[.$L$20]" office:value-type="float" office:value="0.17645549307888" calcext:value-type="float">
            <text:p>0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2.68272815066981" calcext:value-type="float">
            <text:p>2.68</text:p>
          </table:table-cell>
          <table:table-cell table:style-name="ce4" table:formula="of:=[$calcul.$K28]" office:value-type="float" office:value="2.06247284719909" calcext:value-type="float">
            <text:p>2.06</text:p>
          </table:table-cell>
          <table:table-cell table:style-name="ce4" table:formula="of:=[$calcul.$K21]" office:value-type="float" office:value="2.05772750970842" calcext:value-type="float">
            <text:p>2.06</text:p>
          </table:table-cell>
          <table:table-cell table:style-name="ce7" table:formula="of:=([.E26]-[.$D26])/[.E26]" office:value-type="percentage" office:value="-0.300733803265844" calcext:value-type="percentage">
            <text:p>-30%</text:p>
          </table:table-cell>
          <table:table-cell table:style-name="ce7" table:formula="of:=([.F26]-[.$D26])/[.F26]" office:value-type="percentage" office:value="-0.303733433125922" calcext:value-type="percentage">
            <text:p>-30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06247284719909" calcext:value-type="float">
            <text:p>2.06</text:p>
          </table:table-cell>
          <table:table-cell table:style-name="ce13" table:formula="of:=[.L26]/[.$L$20]" office:value-type="float" office:value="1.0080795447384" calcext:value-type="float">
            <text:p>1.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126.82pt" svg:height="28.09pt" svg:x="561.91pt" svg:y="347.33pt" draw:caption-point-x="-15.36pt" draw:caption-point-y="41.3pt">
              <dc:date>2013-10-08T00:00:00</dc:date>
              <text:p text:style-name="P1"><text:span text:style-name="T1">Vert : diminution déf.</text:span></text:p>
              <text:p text:style-name="P1"><text:span text:style-name="T1">Rouge : augmentation </text:span><text:span text:style-name="T1">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354478724644993" calcext:value-type="percentage">
            <text:p>3.5%</text:p>
          </table:table-cell>
          <table:table-cell table:style-name="ce5" table:formula="of:=[$calcul.$L22]" office:value-type="percentage" office:value="0.0354823202448435" calcext:value-type="percentage">
            <text:p>3.5%</text:p>
          </table:table-cell>
          <table:table-cell table:style-name="ce5" table:formula="of:=[$calcul.$L15]" office:value-type="percentage" office:value="0.0354684172092137" calcext:value-type="percentage">
            <text:p>3.5%</text:p>
          </table:table-cell>
          <table:table-cell table:style-name="ce8" table:formula="of:=([.E33]-[.$D33])/[.E33]" office:value-type="percentage" office:value="0.000970843510414947" calcext:value-type="percentage">
            <text:p>0%</text:p>
          </table:table-cell>
          <table:table-cell table:style-name="ce8" table:formula="of:=([.F33]-[.$D33])/[.F33]" office:value-type="percentage" office:value="0.000579240528080381" calcext:value-type="percentage">
            <text:p>0%</text:p>
          </table:table-cell>
          <table:table-cell table:style-name="ce9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354823202448435" calcext:value-type="percentage">
            <text:p>3.5%</text:p>
          </table:table-cell>
          <table:table-cell table:style-name="ce13" table:formula="of:=[.L33]/[.$L$33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92087554460573" calcext:value-type="percentage">
            <text:p>0.3%</text:p>
          </table:table-cell>
          <table:table-cell table:style-name="ce5" table:formula="of:=[$calcul.$L23]" office:value-type="percentage" office:value="0.00292360044668613" calcext:value-type="percentage">
            <text:p>0.3%</text:p>
          </table:table-cell>
          <table:table-cell table:style-name="ce5" table:formula="of:=[$calcul.$L16]" office:value-type="percentage" office:value="0.0029214455581349" calcext:value-type="percentage">
            <text:p>0.3%</text:p>
          </table:table-cell>
          <table:table-cell table:style-name="ce8" table:formula="of:=([.E34]-[.$D34])/[.E34]" office:value-type="percentage" office:value="0.000932036415403286" calcext:value-type="percentage">
            <text:p>0%</text:p>
          </table:table-cell>
          <table:table-cell table:style-name="ce8" table:formula="of:=([.F34]-[.$D34])/[.F34]" office:value-type="percentage" office:value="0.000195113520969768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2360044668613" calcext:value-type="percentage">
            <text:p>0.3%</text:p>
          </table:table-cell>
          <table:table-cell table:style-name="ce13" table:formula="of:=[.L34]/[.$L$33]" office:value-type="float" office:value="0.0823959771095016" calcext:value-type="float">
            <text:p>0.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66119261417001" calcext:value-type="percentage">
            <text:p>0.7%</text:p>
          </table:table-cell>
          <table:table-cell table:style-name="ce5" table:formula="of:=[$calcul.$L24]" office:value-type="percentage" office:value="0.123179768680125" calcext:value-type="percentage">
            <text:p>12.3%</text:p>
          </table:table-cell>
          <table:table-cell table:style-name="ce5" table:formula="of:=[$calcul.$L17]" office:value-type="percentage" office:value="0.013180631933654" calcext:value-type="percentage">
            <text:p>1.3%</text:p>
          </table:table-cell>
          <table:table-cell table:style-name="ce8" table:formula="of:=([.E35]-[.$D35])/[.E35]" office:value-type="percentage" office:value="0.946322953740317" calcext:value-type="percentage">
            <text:p>95%</text:p>
          </table:table-cell>
          <table:table-cell table:style-name="ce8" table:formula="of:=([.F35]-[.$D35])/[.F35]" office:value-type="percentage" office:value="0.498360459879171" calcext:value-type="percentage">
            <text:p>50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123179768680125" calcext:value-type="percentage">
            <text:p>12.3%</text:p>
          </table:table-cell>
          <table:table-cell table:style-name="ce13" table:formula="of:=[.L35]/[.$L$33]" office:value-type="float" office:value="3.47158156034135" calcext:value-type="float">
            <text:p>3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66311961487085" calcext:value-type="percentage">
            <text:p>0.5%</text:p>
          </table:table-cell>
          <table:table-cell table:style-name="ce5" table:formula="of:=[$calcul.$L25]" office:value-type="percentage" office:value="0.446107638633766" calcext:value-type="percentage">
            <text:p>44.6%</text:p>
          </table:table-cell>
          <table:table-cell table:style-name="ce5" table:formula="of:=[$calcul.$L18]" office:value-type="percentage" office:value="0.00466712717550521" calcext:value-type="percentage">
            <text:p>0.5%</text:p>
          </table:table-cell>
          <table:table-cell table:style-name="ce8" table:formula="of:=([.E36]-[.$D36])/[.E36]" office:value-type="percentage" office:value="0.98954709758131" calcext:value-type="percentage">
            <text:p>99%</text:p>
          </table:table-cell>
          <table:table-cell table:style-name="ce8" table:formula="of:=([.F36]-[.$D36])/[.F36]" office:value-type="percentage" office:value="0.00085867825830819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446107638633766" calcext:value-type="percentage">
            <text:p>44.6%</text:p>
          </table:table-cell>
          <table:table-cell table:style-name="ce13" table:formula="of:=[.L36]/[.$L$33]" office:value-type="float" office:value="12.5726738148867" calcext:value-type="float">
            <text:p>12.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68574725866001" calcext:value-type="percentage">
            <text:p>0.2%</text:p>
          </table:table-cell>
          <table:table-cell table:style-name="ce5" table:formula="of:=[$calcul.$L26]" office:value-type="percentage" office:value="0.158921443685142" calcext:value-type="percentage">
            <text:p>15.9%</text:p>
          </table:table-cell>
          <table:table-cell table:style-name="ce5" table:formula="of:=[$calcul.$L19]" office:value-type="percentage" office:value="0.00169099745162171" calcext:value-type="percentage">
            <text:p>0.2%</text:p>
          </table:table-cell>
          <table:table-cell table:style-name="ce8" table:formula="of:=([.E37]-[.$D37])/[.E37]" office:value-type="percentage" office:value="0.989392575227294" calcext:value-type="percentage">
            <text:p>99%</text:p>
          </table:table-cell>
          <table:table-cell table:style-name="ce8" table:formula="of:=([.F37]-[.$D37])/[.F37]" office:value-type="percentage" office:value="0.00310479058183765" calcext:value-type="percentage">
            <text:p>0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58921443685142" calcext:value-type="percentage">
            <text:p>15.9%</text:p>
          </table:table-cell>
          <table:table-cell table:style-name="ce13" table:formula="of:=[.L37]/[.$L$33]" office:value-type="float" office:value="4.47889096847431" calcext:value-type="float">
            <text:p>4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727772349922656" calcext:value-type="percentage">
            <text:p>72.8%</text:p>
          </table:table-cell>
          <table:table-cell table:style-name="ce5" table:formula="of:=[$calcul.$L27]" office:value-type="percentage" office:value="0.977861256091114" calcext:value-type="percentage">
            <text:p>97.8%</text:p>
          </table:table-cell>
          <table:table-cell table:style-name="ce5" table:formula="of:=[$calcul.$L20]" office:value-type="percentage" office:value="0.727734359742259" calcext:value-type="percentage">
            <text:p>72.8%</text:p>
          </table:table-cell>
          <table:table-cell table:style-name="ce8" table:formula="of:=([.E38]-[.$D38])/[.E38]" office:value-type="percentage" office:value="0.255750910070984" calcext:value-type="percentage">
            <text:p>26%</text:p>
          </table:table-cell>
          <table:table-cell table:style-name="ce8" table:formula="of:=([.F38]-[.$D38])/[.F38]" office:value-type="percentage" office:value="-0.0000522033622411588" calcext:value-type="percentage">
            <text:p>0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977861256091114" calcext:value-type="percentage">
            <text:p>97.8%</text:p>
          </table:table-cell>
          <table:table-cell table:style-name="ce13" table:formula="of:=[.L38]/[.$L$33]" office:value-type="float" office:value="27.5591125197971" calcext:value-type="float">
            <text:p>27.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354445789003582" calcext:value-type="percentage">
            <text:p>3.5%</text:p>
          </table:table-cell>
          <table:table-cell table:style-name="ce5" table:formula="of:=[$calcul.$L28]" office:value-type="percentage" office:value="0.0355032454831943" calcext:value-type="percentage">
            <text:p>3.6%</text:p>
          </table:table-cell>
          <table:table-cell table:style-name="ce5" table:formula="of:=[$calcul.$L21]" office:value-type="percentage" office:value="0.0354539432995848" calcext:value-type="percentage">
            <text:p>3.5%</text:p>
          </table:table-cell>
          <table:table-cell table:style-name="ce8" table:formula="of:=([.E39]-[.$D39])/[.E39]" office:value-type="percentage" office:value="0.00165242872975847" calcext:value-type="percentage">
            <text:p>0%</text:p>
          </table:table-cell>
          <table:table-cell table:style-name="ce8" table:formula="of:=([.F39]-[.$D39])/[.F39]" office:value-type="percentage" office:value="0.000264128566672514" calcext:value-type="percentage">
            <text:p>0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032454831943" calcext:value-type="percentage">
            <text:p>3.6%</text:p>
          </table:table-cell>
          <table:table-cell table:style-name="ce13" table:formula="of:=[.L39]/[.$L$33]" office:value-type="float" office:value="1.00058973703541" calcext:value-type="float">
            <text:p>1.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120.25pt" svg:height="28.09pt" svg:x="141.28pt" svg:y="13.01pt" draw:caption-point-x="-26.36pt" draw:caption-point-y="60.41pt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7871035" calcext:value-type="float">
            <text:p>7871035</text:p>
          </table:table-cell>
          <table:table-cell table:style-name="ce14" table:formula="of:=[pmu.E2]" office:value-type="float" office:value="222045343" calcext:value-type="float">
            <text:p>222045343</text:p>
          </table:table-cell>
          <table:table-cell table:style-name="ce14" table:formula="of:=[pmu.F2]" office:value-type="float" office:value="822533772" calcext:value-type="float">
            <text:p>822533772</text:p>
          </table:table-cell>
          <table:table-cell table:style-name="ce14" table:formula="of:=[pmu.G2]" office:value-type="float" office:value="2206761619" calcext:value-type="float">
            <text:p>2206761619</text:p>
          </table:table-cell>
          <table:table-cell/>
          <table:table-cell table:style-name="ce17" table:formula="of:=[.I8]/[.H8]" office:value-type="float" office:value="2.68288269019549" calcext:value-type="float">
            <text:p>2.68</text:p>
          </table:table-cell>
          <table:table-cell table:style-name="ce20" table:formula="of:=[.F8]/[.G8]" office:value-type="percentage" office:value="0.0354478724644993" calcext:value-type="percentage">
            <text:p>3.5%</text:p>
          </table:table-cell>
          <table:table-cell table:style-name="ce23" table:formula="of:=['stats1-ht0'.D3]" office:value-type="float" office:value="0.154709" calcext:value-type="float">
            <text:p>0.155</text:p>
          </table:table-cell>
          <table:table-cell table:style-name="ce23" table:formula="of:=['stats1-ht0'.B3]+['stats1-ht0'.C3]" office:value-type="float" office:value="0.154241" calcext:value-type="float">
            <text:p>0.154</text:p>
          </table:table-cell>
          <table:table-cell table:style-name="ce26" table:formula="of:=[.N8]/([.M8]*[.C8])" office:value-type="percentage" office:value="0.99697496590372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7874097" calcext:value-type="float">
            <text:p>7874097</text:p>
          </table:table-cell>
          <table:table-cell table:style-name="ce14" table:formula="of:=[pmu.E3]" office:value-type="float" office:value="2695800242" calcext:value-type="float">
            <text:p>2695800242</text:p>
          </table:table-cell>
          <table:table-cell table:style-name="ce14" table:formula="of:=[pmu.F3]" office:value-type="float" office:value="2542108310" calcext:value-type="float">
            <text:p>2542108310</text:p>
          </table:table-cell>
          <table:table-cell table:style-name="ce14" table:formula="of:=[pmu.G3]" office:value-type="float" office:value="6653009910" calcext:value-type="float">
            <text:p>6653009910</text:p>
          </table:table-cell>
          <table:table-cell/>
          <table:table-cell table:style-name="ce17" table:formula="of:=[.I9]/[.H9]" office:value-type="float" office:value="2.61712291479823" calcext:value-type="float">
            <text:p>2.62</text:p>
          </table:table-cell>
          <table:table-cell table:style-name="ce20" table:formula="of:=[.F9]/[.G9]" office:value-type="percentage" office:value="0.00292087554460573" calcext:value-type="percentage">
            <text:p>0.3%</text:p>
          </table:table-cell>
          <table:table-cell table:style-name="ce23" table:formula="of:=['stats1-ht0'.D4]" office:value-type="float" office:value="0.634983" calcext:value-type="float">
            <text:p>0.635</text:p>
          </table:table-cell>
          <table:table-cell table:style-name="ce23" table:formula="of:=['stats1-ht0'.B4]+['stats1-ht0'.C4]" office:value-type="float" office:value="0.633861" calcext:value-type="float">
            <text:p>0.634</text:p>
          </table:table-cell>
          <table:table-cell table:style-name="ce26" table:formula="of:=[.N9]/([.M9]*[.C9])" office:value-type="percentage" office:value="0.99823302356126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7873544" calcext:value-type="float">
            <text:p>7873544</text:p>
          </table:table-cell>
          <table:table-cell table:style-name="ce14" table:formula="of:=[pmu.E4]" office:value-type="float" office:value="1190809430" calcext:value-type="float">
            <text:p>1190809430</text:p>
          </table:table-cell>
          <table:table-cell table:style-name="ce14" table:formula="of:=[pmu.F4]" office:value-type="float" office:value="3276468612" calcext:value-type="float">
            <text:p>3276468612</text:p>
          </table:table-cell>
          <table:table-cell table:style-name="ce14" table:formula="of:=[pmu.G4]" office:value-type="float" office:value="4613034117" calcext:value-type="float">
            <text:p>4613034117</text:p>
          </table:table-cell>
          <table:table-cell/>
          <table:table-cell table:style-name="ce17" table:formula="of:=[.I10]/[.H10]" office:value-type="float" office:value="1.40792867665659" calcext:value-type="float">
            <text:p>1.41</text:p>
          </table:table-cell>
          <table:table-cell table:style-name="ce20" table:formula="of:=[.F10]/[.G10]" office:value-type="percentage" office:value="0.0066119261417001" calcext:value-type="percentage">
            <text:p>0.7%</text:p>
          </table:table-cell>
          <table:table-cell table:style-name="ce23" table:formula="of:=['stats1-ht0'.D5]" office:value-type="float" office:value="0.842176" calcext:value-type="float">
            <text:p>0.842</text:p>
          </table:table-cell>
          <table:table-cell table:style-name="ce23" table:formula="of:=['stats1-ht0'.B5]+['stats1-ht0'.C5]" office:value-type="float" office:value="0.840669" calcext:value-type="float">
            <text:p>0.841</text:p>
          </table:table-cell>
          <table:table-cell table:style-name="ce26" table:formula="of:=[.N10]/([.M10]*[.C10])" office:value-type="percentage" office:value="0.99821058781062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7884494" calcext:value-type="float">
            <text:p>7884494</text:p>
          </table:table-cell>
          <table:table-cell table:style-name="ce14" table:formula="of:=[pmu.E5]" office:value-type="float" office:value="1690819591" calcext:value-type="float">
            <text:p>1690819591</text:p>
          </table:table-cell>
          <table:table-cell table:style-name="ce14" table:formula="of:=[pmu.F5]" office:value-type="float" office:value="9868688151" calcext:value-type="float">
            <text:p>9868688151</text:p>
          </table:table-cell>
          <table:table-cell table:style-name="ce14" table:formula="of:=[pmu.G5]" office:value-type="float" office:value="5113012572" calcext:value-type="float">
            <text:p>5113012572</text:p>
          </table:table-cell>
          <table:table-cell/>
          <table:table-cell table:style-name="ce17" table:formula="of:=[.I11]/[.H11]" office:value-type="float" office:value="0.518104584293901" calcext:value-type="float">
            <text:p>0.52</text:p>
          </table:table-cell>
          <table:table-cell table:style-name="ce20" table:formula="of:=[.F11]/[.G11]" office:value-type="percentage" office:value="0.00466311961487085" calcext:value-type="percentage">
            <text:p>0.5%</text:p>
          </table:table-cell>
          <table:table-cell table:style-name="ce23" table:formula="of:=['stats1-ht0'.D6]" office:value-type="float" office:value="2.680829" calcext:value-type="float">
            <text:p>2.681</text:p>
          </table:table-cell>
          <table:table-cell table:style-name="ce23" table:formula="of:=['stats1-ht0'.B6]+['stats1-ht0'.C6]" office:value-type="float" office:value="2.677358" calcext:value-type="float">
            <text:p>2.677</text:p>
          </table:table-cell>
          <table:table-cell table:style-name="ce26" table:formula="of:=[.N11]/([.M11]*[.C11])" office:value-type="percentage" office:value="0.99870525124877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7907608" calcext:value-type="float">
            <text:p>7907608</text:p>
          </table:table-cell>
          <table:table-cell table:style-name="ce14" table:formula="of:=[pmu.E6]" office:value-type="float" office:value="4690862144" calcext:value-type="float">
            <text:p>4690862144</text:p>
          </table:table-cell>
          <table:table-cell table:style-name="ce14" table:formula="of:=[pmu.F6]" office:value-type="float" office:value="26291565058" calcext:value-type="float">
            <text:p>26291565058</text:p>
          </table:table-cell>
          <table:table-cell table:style-name="ce14" table:formula="of:=[pmu.G6]" office:value-type="float" office:value="11613020186" calcext:value-type="float">
            <text:p>11613020186</text:p>
          </table:table-cell>
          <table:table-cell/>
          <table:table-cell table:style-name="ce17" table:formula="of:=[.I12]/[.H12]" office:value-type="float" office:value="0.44170136545243" calcext:value-type="float">
            <text:p>0.44</text:p>
          </table:table-cell>
          <table:table-cell table:style-name="ce20" table:formula="of:=[.F12]/[.G12]" office:value-type="percentage" office:value="0.00168574725866001" calcext:value-type="percentage">
            <text:p>0.2%</text:p>
          </table:table-cell>
          <table:table-cell table:style-name="ce23" table:formula="of:=['stats1-ht0'.D7]" office:value-type="float" office:value="7.272459" calcext:value-type="float">
            <text:p>7.272</text:p>
          </table:table-cell>
          <table:table-cell table:style-name="ce23" table:formula="of:=['stats1-ht0'.B7]+['stats1-ht0'.C7]" office:value-type="float" office:value="7.264073" calcext:value-type="float">
            <text:p>7.264</text:p>
          </table:table-cell>
          <table:table-cell table:style-name="ce26" table:formula="of:=[.N12]/([.M12]*[.C12])" office:value-type="percentage" office:value="0.99884688246437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769559" calcext:value-type="float">
            <text:p>502769559</text:p>
          </table:table-cell>
          <table:table-cell table:style-name="ce14" table:formula="of:=[pmu.E7]" office:value-type="float" office:value="690833554" calcext:value-type="float">
            <text:p>690833554</text:p>
          </table:table-cell>
          <table:table-cell table:style-name="ce14" table:formula="of:=[pmu.F7]" office:value-type="float" office:value="8330898699" calcext:value-type="float">
            <text:p>8330898699</text:p>
          </table:table-cell>
          <table:table-cell table:style-name="ce14" table:formula="of:=[pmu.G7]" office:value-type="float" office:value="5113052736" calcext:value-type="float">
            <text:p>5113052736</text:p>
          </table:table-cell>
          <table:table-cell/>
          <table:table-cell table:style-name="ce17" table:formula="of:=[.I13]/[.H13]" office:value-type="float" office:value="0.613745637864225" calcext:value-type="float">
            <text:p>0.61</text:p>
          </table:table-cell>
          <table:table-cell table:style-name="ce20" table:formula="of:=[.F13]/[.G13]" office:value-type="percentage" office:value="0.727772349922656" calcext:value-type="percentage">
            <text:p>72.8%</text:p>
          </table:table-cell>
          <table:table-cell table:style-name="ce23" table:formula="of:=['stats1-ht0'.D8]" office:value-type="float" office:value="2.56036" calcext:value-type="float">
            <text:p>2.560</text:p>
          </table:table-cell>
          <table:table-cell table:style-name="ce23" table:formula="of:=['stats1-ht0'.B8]+['stats1-ht0'.C8]" office:value-type="float" office:value="2.541052" calcext:value-type="float">
            <text:p>2.541</text:p>
          </table:table-cell>
          <table:table-cell table:style-name="ce26" table:formula="of:=[.N13]/([.M13]*[.C13])" office:value-type="percentage" office:value="0.99245887297098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870515" calcext:value-type="float">
            <text:p>7870515</text:p>
          </table:table-cell>
          <table:table-cell table:style-name="ce14" table:formula="of:=[pmu.E8]" office:value-type="float" office:value="222051305" calcext:value-type="float">
            <text:p>222051305</text:p>
          </table:table-cell>
          <table:table-cell table:style-name="ce14" table:formula="of:=[pmu.F8]" office:value-type="float" office:value="822590594" calcext:value-type="float">
            <text:p>822590594</text:p>
          </table:table-cell>
          <table:table-cell table:style-name="ce14" table:formula="of:=[pmu.G8]" office:value-type="float" office:value="2206786943" calcext:value-type="float">
            <text:p>2206786943</text:p>
          </table:table-cell>
          <table:table-cell/>
          <table:table-cell table:style-name="ce17" table:formula="of:=[.I14]/[.H14]" office:value-type="float" office:value="2.68272815066981" calcext:value-type="float">
            <text:p>2.68</text:p>
          </table:table-cell>
          <table:table-cell table:style-name="ce20" table:formula="of:=[.F14]/[.G14]" office:value-type="percentage" office:value="0.0354445789003582" calcext:value-type="percentage">
            <text:p>3.5%</text:p>
          </table:table-cell>
          <table:table-cell table:style-name="ce23" table:formula="of:=['stats1-ht0'.D9]" office:value-type="float" office:value="0.154506" calcext:value-type="float">
            <text:p>0.155</text:p>
          </table:table-cell>
          <table:table-cell table:style-name="ce23" table:formula="of:=['stats1-ht0'.B9]+['stats1-ht0'.C9]" office:value-type="float" office:value="0.154" calcext:value-type="float">
            <text:p>0.154</text:p>
          </table:table-cell>
          <table:table-cell table:style-name="ce26" table:formula="of:=[.N14]/([.M14]*[.C14])" office:value-type="percentage" office:value="0.9967250462765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7875768" calcext:value-type="float">
            <text:p>7875768</text:p>
          </table:table-cell>
          <table:table-cell table:style-name="ce14" table:formula="of:=[pmu.E9]" office:value-type="float" office:value="222050168" calcext:value-type="float">
            <text:p>222050168</text:p>
          </table:table-cell>
          <table:table-cell table:style-name="ce14" table:formula="of:=[pmu.F9]" office:value-type="float" office:value="1084733931" calcext:value-type="float">
            <text:p>1084733931</text:p>
          </table:table-cell>
          <table:table-cell table:style-name="ce14" table:formula="of:=[pmu.G9]" office:value-type="float" office:value="2226769857" calcext:value-type="float">
            <text:p>2226769857</text:p>
          </table:table-cell>
          <table:table-cell/>
          <table:table-cell table:style-name="ce18" table:formula="of:=[.I15]/[.H15]" office:value-type="float" office:value="2.05282585283119" calcext:value-type="float">
            <text:p>2.05</text:p>
          </table:table-cell>
          <table:table-cell table:style-name="ce21" table:formula="of:=[.F15]/[.G15]" office:value-type="percentage" office:value="0.0354684172092137" calcext:value-type="percentage">
            <text:p>3.5%</text:p>
          </table:table-cell>
          <table:table-cell table:style-name="ce24" table:formula="of:=['stats2-ht1'.D3]" office:value-type="float" office:value="0.154689" calcext:value-type="float">
            <text:p>0.155</text:p>
          </table:table-cell>
          <table:table-cell table:style-name="ce24" table:formula="of:=['stats2-ht1'.B3]+['stats2-ht1'.C3]" office:value-type="float" office:value="0.154322" calcext:value-type="float">
            <text:p>0.154</text:p>
          </table:table-cell>
          <table:table-cell table:style-name="ce27" table:formula="of:=[.N22]/([.M22]*[.C15])" office:value-type="percentage" office:value="0.992413665286959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7875643" calcext:value-type="float">
            <text:p>7875643</text:p>
          </table:table-cell>
          <table:table-cell table:style-name="ce14" table:formula="of:=[pmu.E10]" office:value-type="float" office:value="2695803445" calcext:value-type="float">
            <text:p>2695803445</text:p>
          </table:table-cell>
          <table:table-cell table:style-name="ce14" table:formula="of:=[pmu.F10]" office:value-type="float" office:value="2807489575" calcext:value-type="float">
            <text:p>2807489575</text:p>
          </table:table-cell>
          <table:table-cell table:style-name="ce14" table:formula="of:=[pmu.G10]" office:value-type="float" office:value="6673016099" calcext:value-type="float">
            <text:p>6673016099</text:p>
          </table:table-cell>
          <table:table-cell/>
          <table:table-cell table:style-name="ce18" table:formula="of:=[.I16]/[.H16]" office:value-type="float" office:value="2.37686228950645" calcext:value-type="float">
            <text:p>2.38</text:p>
          </table:table-cell>
          <table:table-cell table:style-name="ce21" table:formula="of:=[.F16]/[.G16]" office:value-type="percentage" office:value="0.0029214455581349" calcext:value-type="percentage">
            <text:p>0.3%</text:p>
          </table:table-cell>
          <table:table-cell table:style-name="ce24" table:formula="of:=['stats2-ht1'.D4]" office:value-type="float" office:value="0.636522" calcext:value-type="float">
            <text:p>0.637</text:p>
          </table:table-cell>
          <table:table-cell table:style-name="ce24" table:formula="of:=['stats2-ht1'.B4]+['stats2-ht1'.C4]" office:value-type="float" office:value="0.635434" calcext:value-type="float">
            <text:p>0.635</text:p>
          </table:table-cell>
          <table:table-cell table:style-name="ce27" table:formula="of:=[.N23]/([.M23]*[.C16])" office:value-type="percentage" office:value="0.99765579006128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5695691" calcext:value-type="float">
            <text:p>15695691</text:p>
          </table:table-cell>
          <table:table-cell table:style-name="ce14" table:formula="of:=[pmu.E11]" office:value-type="float" office:value="1190814756" calcext:value-type="float">
            <text:p>1190814756</text:p>
          </table:table-cell>
          <table:table-cell table:style-name="ce14" table:formula="of:=[pmu.F11]" office:value-type="float" office:value="3543751707" calcext:value-type="float">
            <text:p>3543751707</text:p>
          </table:table-cell>
          <table:table-cell table:style-name="ce14" table:formula="of:=[pmu.G11]" office:value-type="float" office:value="4633053573" calcext:value-type="float">
            <text:p>4633053573</text:p>
          </table:table-cell>
          <table:table-cell/>
          <table:table-cell table:style-name="ce18" table:formula="of:=[.I17]/[.H17]" office:value-type="float" office:value="1.30738662188107" calcext:value-type="float">
            <text:p>1.31</text:p>
          </table:table-cell>
          <table:table-cell table:style-name="ce21" table:formula="of:=[.F17]/[.G17]" office:value-type="percentage" office:value="0.013180631933654" calcext:value-type="percentage">
            <text:p>1.3%</text:p>
          </table:table-cell>
          <table:table-cell table:style-name="ce24" table:formula="of:=['stats2-ht1'.D5]" office:value-type="float" office:value="0.84316" calcext:value-type="float">
            <text:p>0.843</text:p>
          </table:table-cell>
          <table:table-cell table:style-name="ce24" table:formula="of:=['stats2-ht1'.B5]+['stats2-ht1'.C5]" office:value-type="float" office:value="0.841521" calcext:value-type="float">
            <text:p>0.842</text:p>
          </table:table-cell>
          <table:table-cell table:style-name="ce27" table:formula="of:=[.N24]/([.M24]*[.C17])" office:value-type="percentage" office:value="0.9772790914464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7891290" calcext:value-type="float">
            <text:p>7891290</text:p>
          </table:table-cell>
          <table:table-cell table:style-name="ce14" table:formula="of:=[pmu.E12]" office:value-type="float" office:value="1690823863" calcext:value-type="float">
            <text:p>1690823863</text:p>
          </table:table-cell>
          <table:table-cell table:style-name="ce14" table:formula="of:=[pmu.F12]" office:value-type="float" office:value="10135671012" calcext:value-type="float">
            <text:p>10135671012</text:p>
          </table:table-cell>
          <table:table-cell table:style-name="ce14" table:formula="of:=[pmu.G12]" office:value-type="float" office:value="5133022173" calcext:value-type="float">
            <text:p>5133022173</text:p>
          </table:table-cell>
          <table:table-cell/>
          <table:table-cell table:style-name="ce18" table:formula="of:=[.I18]/[.H18]" office:value-type="float" office:value="0.506431411094818" calcext:value-type="float">
            <text:p>0.51</text:p>
          </table:table-cell>
          <table:table-cell table:style-name="ce21" table:formula="of:=[.F18]/[.G18]" office:value-type="percentage" office:value="0.00466712717550521" calcext:value-type="percentage">
            <text:p>0.5%</text:p>
          </table:table-cell>
          <table:table-cell table:style-name="ce24" table:formula="of:=['stats2-ht1'.D6]" office:value-type="float" office:value="2.682969" calcext:value-type="float">
            <text:p>2.683</text:p>
          </table:table-cell>
          <table:table-cell table:style-name="ce24" table:formula="of:=['stats2-ht1'.B6]+['stats2-ht1'.C6]" office:value-type="float" office:value="2.67936" calcext:value-type="float">
            <text:p>2.679</text:p>
          </table:table-cell>
          <table:table-cell table:style-name="ce27" table:formula="of:=[.N25]/([.M25]*[.C18])" office:value-type="percentage" office:value="0.99603176974334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7932259" calcext:value-type="float">
            <text:p>7932259</text:p>
          </table:table-cell>
          <table:table-cell table:style-name="ce14" table:formula="of:=[pmu.E13]" office:value-type="float" office:value="4690875786" calcext:value-type="float">
            <text:p>4690875786</text:p>
          </table:table-cell>
          <table:table-cell table:style-name="ce14" table:formula="of:=[pmu.F13]" office:value-type="float" office:value="26573913997" calcext:value-type="float">
            <text:p>26573913997</text:p>
          </table:table-cell>
          <table:table-cell table:style-name="ce14" table:formula="of:=[pmu.G13]" office:value-type="float" office:value="11633063813" calcext:value-type="float">
            <text:p>11633063813</text:p>
          </table:table-cell>
          <table:table-cell/>
          <table:table-cell table:style-name="ce18" table:formula="of:=[.I19]/[.H19]" office:value-type="float" office:value="0.437762529611306" calcext:value-type="float">
            <text:p>0.44</text:p>
          </table:table-cell>
          <table:table-cell table:style-name="ce21" table:formula="of:=[.F19]/[.G19]" office:value-type="percentage" office:value="0.00169099745162171" calcext:value-type="percentage">
            <text:p>0.2%</text:p>
          </table:table-cell>
          <table:table-cell table:style-name="ce24" table:formula="of:=['stats2-ht1'.D7]" office:value-type="float" office:value="7.278607" calcext:value-type="float">
            <text:p>7.279</text:p>
          </table:table-cell>
          <table:table-cell table:style-name="ce24" table:formula="of:=['stats2-ht1'.B7]+['stats2-ht1'.C7]" office:value-type="float" office:value="7.269717" calcext:value-type="float">
            <text:p>7.270</text:p>
          </table:table-cell>
          <table:table-cell table:style-name="ce27" table:formula="of:=[.N26]/([.M26]*[.C19])" office:value-type="percentage" office:value="0.99338447462875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502746439" calcext:value-type="float">
            <text:p>502746439</text:p>
          </table:table-cell>
          <table:table-cell table:style-name="ce14" table:formula="of:=[pmu.E14]" office:value-type="float" office:value="690837848" calcext:value-type="float">
            <text:p>690837848</text:p>
          </table:table-cell>
          <table:table-cell table:style-name="ce14" table:formula="of:=[pmu.F14]" office:value-type="float" office:value="8866047428" calcext:value-type="float">
            <text:p>8866047428</text:p>
          </table:table-cell>
          <table:table-cell table:style-name="ce14" table:formula="of:=[pmu.G14]" office:value-type="float" office:value="5133059458" calcext:value-type="float">
            <text:p>5133059458</text:p>
          </table:table-cell>
          <table:table-cell/>
          <table:table-cell table:style-name="ce18" table:formula="of:=[.I20]/[.H20]" office:value-type="float" office:value="0.578956913967007" calcext:value-type="float">
            <text:p>0.58</text:p>
          </table:table-cell>
          <table:table-cell table:style-name="ce21" table:formula="of:=[.F20]/[.G20]" office:value-type="percentage" office:value="0.727734359742259" calcext:value-type="percentage">
            <text:p>72.8%</text:p>
          </table:table-cell>
          <table:table-cell table:style-name="ce24" table:formula="of:=['stats2-ht1'.D8]" office:value-type="float" office:value="2.650892" calcext:value-type="float">
            <text:p>2.651</text:p>
          </table:table-cell>
          <table:table-cell table:style-name="ce24" table:formula="of:=['stats2-ht1'.B8]+['stats2-ht1'.C8]" office:value-type="float" office:value="2.630941" calcext:value-type="float">
            <text:p>2.631</text:p>
          </table:table-cell>
          <table:table-cell table:style-name="ce27" table:formula="of:=[.N27]/([.M27]*[.C20])" office:value-type="percentage" office:value="0.99137989308626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7872850" calcext:value-type="float">
            <text:p>7872850</text:p>
          </table:table-cell>
          <table:table-cell table:style-name="ce14" table:formula="of:=[pmu.E15]" office:value-type="float" office:value="222058515" calcext:value-type="float">
            <text:p>222058515</text:p>
          </table:table-cell>
          <table:table-cell table:style-name="ce14" table:formula="of:=[pmu.F15]" office:value-type="float" office:value="1082170863" calcext:value-type="float">
            <text:p>1082170863</text:p>
          </table:table-cell>
          <table:table-cell table:style-name="ce14" table:formula="of:=[pmu.G15]" office:value-type="float" office:value="2226812755" calcext:value-type="float">
            <text:p>2226812755</text:p>
          </table:table-cell>
          <table:table-cell/>
          <table:table-cell table:style-name="ce18" table:formula="of:=[.I21]/[.H21]" office:value-type="float" office:value="2.05772750970842" calcext:value-type="float">
            <text:p>2.06</text:p>
          </table:table-cell>
          <table:table-cell table:style-name="ce21" table:formula="of:=[.F21]/[.G21]" office:value-type="percentage" office:value="0.0354539432995848" calcext:value-type="percentage">
            <text:p>3.5%</text:p>
          </table:table-cell>
          <table:table-cell table:style-name="ce24" table:formula="of:=['stats2-ht1'.D9]" office:value-type="float" office:value="0.154247" calcext:value-type="float">
            <text:p>0.154</text:p>
          </table:table-cell>
          <table:table-cell table:style-name="ce24" table:formula="of:=['stats2-ht1'.B9]+['stats2-ht1'.C9]" office:value-type="float" office:value="0.153841" calcext:value-type="float">
            <text:p>0.154</text:p>
          </table:table-cell>
          <table:table-cell table:style-name="ce27" table:formula="of:=[.N28]/([.M28]*[.C21])" office:value-type="percentage" office:value="0.744018479263111" calcext:value-type="percentage">
            <text:p>74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7878865" calcext:value-type="float">
            <text:p>7878865</text:p>
          </table:table-cell>
          <table:table-cell table:style-name="ce14" table:formula="of:=[pmu.E16]" office:value-type="float" office:value="222050445" calcext:value-type="float">
            <text:p>222050445</text:p>
          </table:table-cell>
          <table:table-cell table:style-name="ce14" table:formula="of:=[pmu.F16]" office:value-type="float" office:value="1088384344" calcext:value-type="float">
            <text:p>1088384344</text:p>
          </table:table-cell>
          <table:table-cell table:style-name="ce14" table:formula="of:=[pmu.G16]" office:value-type="float" office:value="2226771854" calcext:value-type="float">
            <text:p>2226771854</text:p>
          </table:table-cell>
          <table:table-cell/>
          <table:table-cell table:style-name="ce19" table:formula="of:=[.I22]/[.H22]" office:value-type="float" office:value="2.04594256273131" calcext:value-type="float">
            <text:p>2.05</text:p>
          </table:table-cell>
          <table:table-cell table:style-name="ce22" table:formula="of:=[.F22]/[.G22]" office:value-type="percentage" office:value="0.0354823202448435" calcext:value-type="percentage">
            <text:p>3.5%</text:p>
          </table:table-cell>
          <table:table-cell table:style-name="ce25" table:formula="of:=['stats2-ht0'.D3]" office:value-type="float" office:value="0.080935" calcext:value-type="float">
            <text:p>0.081</text:p>
          </table:table-cell>
          <table:table-cell table:style-name="ce25" table:formula="of:=['stats2-ht0'.B3]+['stats2-ht0'.C3]" office:value-type="float" office:value="0.160642" calcext:value-type="float">
            <text:p>0.161</text:p>
          </table:table-cell>
          <table:table-cell table:style-name="ce28" table:formula="of:=[.N22]/([.M22]*[.C22])" office:value-type="percentage" office:value="0.992413665286959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7881460" calcext:value-type="float">
            <text:p>7881460</text:p>
          </table:table-cell>
          <table:table-cell table:style-name="ce14" table:formula="of:=[pmu.E17]" office:value-type="float" office:value="2695806128" calcext:value-type="float">
            <text:p>2695806128</text:p>
          </table:table-cell>
          <table:table-cell table:style-name="ce14" table:formula="of:=[pmu.F17]" office:value-type="float" office:value="2810261834" calcext:value-type="float">
            <text:p>2810261834</text:p>
          </table:table-cell>
          <table:table-cell table:style-name="ce14" table:formula="of:=[pmu.G17]" office:value-type="float" office:value="6673019384" calcext:value-type="float">
            <text:p>6673019384</text:p>
          </table:table-cell>
          <table:table-cell/>
          <table:table-cell table:style-name="ce19" table:formula="of:=[.I23]/[.H23]" office:value-type="float" office:value="2.37451873817107" calcext:value-type="float">
            <text:p>2.37</text:p>
          </table:table-cell>
          <table:table-cell table:style-name="ce22" table:formula="of:=[.F23]/[.G23]" office:value-type="percentage" office:value="0.00292360044668613" calcext:value-type="percentage">
            <text:p>0.3%</text:p>
          </table:table-cell>
          <table:table-cell table:style-name="ce25" table:formula="of:=['stats2-ht0'.D4]" office:value-type="float" office:value="0.327829" calcext:value-type="float">
            <text:p>0.328</text:p>
          </table:table-cell>
          <table:table-cell table:style-name="ce25" table:formula="of:=['stats2-ht0'.B4]+['stats2-ht0'.C4]" office:value-type="float" office:value="0.654121" calcext:value-type="float">
            <text:p>0.654</text:p>
          </table:table-cell>
          <table:table-cell table:style-name="ce28" table:formula="of:=[.N23]/([.M23]*[.C23])" office:value-type="percentage" office:value="0.99765579006128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46689611" calcext:value-type="float">
            <text:p>146689611</text:p>
          </table:table-cell>
          <table:table-cell table:style-name="ce14" table:formula="of:=[pmu.E18]" office:value-type="float" office:value="1190857984" calcext:value-type="float">
            <text:p>1190857984</text:p>
          </table:table-cell>
          <table:table-cell table:style-name="ce14" table:formula="of:=[pmu.F18]" office:value-type="float" office:value="14934820790" calcext:value-type="float">
            <text:p>14934820790</text:p>
          </table:table-cell>
          <table:table-cell table:style-name="ce14" table:formula="of:=[pmu.G18]" office:value-type="float" office:value="4633060401" calcext:value-type="float">
            <text:p>4633060401</text:p>
          </table:table-cell>
          <table:table-cell/>
          <table:table-cell table:style-name="ce19" table:formula="of:=[.I24]/[.H24]" office:value-type="float" office:value="0.310218680635404" calcext:value-type="float">
            <text:p>0.31</text:p>
          </table:table-cell>
          <table:table-cell table:style-name="ce22" table:formula="of:=[.F24]/[.G24]" office:value-type="percentage" office:value="0.123179768680125" calcext:value-type="percentage">
            <text:p>12.3%</text:p>
          </table:table-cell>
          <table:table-cell table:style-name="ce25" table:formula="of:=['stats2-ht0'.D5]" office:value-type="float" office:value="2.192672" calcext:value-type="float">
            <text:p>2.193</text:p>
          </table:table-cell>
          <table:table-cell table:style-name="ce25" table:formula="of:=['stats2-ht0'.B5]+['stats2-ht0'.C5]" office:value-type="float" office:value="4.285705" calcext:value-type="float">
            <text:p>4.286</text:p>
          </table:table-cell>
          <table:table-cell table:style-name="ce28" table:formula="of:=[.N24]/([.M24]*[.C24])" office:value-type="percentage" office:value="0.9772790914464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754418581" calcext:value-type="float">
            <text:p>754418581</text:p>
          </table:table-cell>
          <table:table-cell table:style-name="ce14" table:formula="of:=[pmu.E19]" office:value-type="float" office:value="1691113345" calcext:value-type="float">
            <text:p>1691113345</text:p>
          </table:table-cell>
          <table:table-cell table:style-name="ce14" table:formula="of:=[pmu.F19]" office:value-type="float" office:value="108825438080" calcext:value-type="float">
            <text:p>108825438080</text:p>
          </table:table-cell>
          <table:table-cell table:style-name="ce14" table:formula="of:=[pmu.G19]" office:value-type="float" office:value="5133048728" calcext:value-type="float">
            <text:p>5133048728</text:p>
          </table:table-cell>
          <table:table-cell/>
          <table:table-cell table:style-name="ce19" table:formula="of:=[.I25]/[.H25]" office:value-type="float" office:value="0.0471677285987729" calcext:value-type="float">
            <text:p>0.05</text:p>
          </table:table-cell>
          <table:table-cell table:style-name="ce22" table:formula="of:=[.F25]/[.G25]" office:value-type="percentage" office:value="0.446107638633766" calcext:value-type="percentage">
            <text:p>44.6%</text:p>
          </table:table-cell>
          <table:table-cell table:style-name="ce25" table:formula="of:=['stats2-ht0'.D6]" office:value-type="float" office:value="17.070204" calcext:value-type="float">
            <text:p>17.070</text:p>
          </table:table-cell>
          <table:table-cell table:style-name="ce25" table:formula="of:=['stats2-ht0'.B6]+['stats2-ht0'.C6]" office:value-type="float" office:value="34.004931" calcext:value-type="float">
            <text:p>34.005</text:p>
          </table:table-cell>
          <table:table-cell table:style-name="ce28" table:formula="of:=[.N25]/([.M25]*[.C25])" office:value-type="percentage" office:value="0.99603176974334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836900498" calcext:value-type="float">
            <text:p>836900498</text:p>
          </table:table-cell>
          <table:table-cell table:style-name="ce14" table:formula="of:=[pmu.E20]" office:value-type="float" office:value="5266126953" calcext:value-type="float">
            <text:p>5266126953</text:p>
          </table:table-cell>
          <table:table-cell table:style-name="ce14" table:formula="of:=[pmu.F20]" office:value-type="float" office:value="98843183883" calcext:value-type="float">
            <text:p>98843183883</text:p>
          </table:table-cell>
          <table:table-cell table:style-name="ce14" table:formula="of:=[pmu.G20]" office:value-type="float" office:value="15489185558" calcext:value-type="float">
            <text:p>15489185558</text:p>
          </table:table-cell>
          <table:table-cell/>
          <table:table-cell table:style-name="ce19" table:formula="of:=[.I26]/[.H26]" office:value-type="float" office:value="0.156704640112913" calcext:value-type="float">
            <text:p>0.16</text:p>
          </table:table-cell>
          <table:table-cell table:style-name="ce22" table:formula="of:=[.F26]/[.G26]" office:value-type="percentage" office:value="0.158921443685142" calcext:value-type="percentage">
            <text:p>15.9%</text:p>
          </table:table-cell>
          <table:table-cell table:style-name="ce25" table:formula="of:=['stats2-ht0'.D7]" office:value-type="float" office:value="34.002137" calcext:value-type="float">
            <text:p>34.002</text:p>
          </table:table-cell>
          <table:table-cell table:style-name="ce25" table:formula="of:=['stats2-ht0'.B7]+['stats2-ht0'.C7]" office:value-type="float" office:value="67.55439" calcext:value-type="float">
            <text:p>67.554</text:p>
          </table:table-cell>
          <table:table-cell table:style-name="ce28" table:formula="of:=[.N26]/([.M26]*[.C26])" office:value-type="percentage" office:value="0.99338447462875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675553451" calcext:value-type="float">
            <text:p>675553451</text:p>
          </table:table-cell>
          <table:table-cell table:style-name="ce14" table:formula="of:=[pmu.E21]" office:value-type="float" office:value="690847957" calcext:value-type="float">
            <text:p>690847957</text:p>
          </table:table-cell>
          <table:table-cell table:style-name="ce14" table:formula="of:=[pmu.F21]" office:value-type="float" office:value="14218298702" calcext:value-type="float">
            <text:p>14218298702</text:p>
          </table:table-cell>
          <table:table-cell table:style-name="ce14" table:formula="of:=[pmu.G21]" office:value-type="float" office:value="5133058970" calcext:value-type="float">
            <text:p>5133058970</text:p>
          </table:table-cell>
          <table:table-cell/>
          <table:table-cell table:style-name="ce19" table:formula="of:=[.I27]/[.H27]" office:value-type="float" office:value="0.361017803717822" calcext:value-type="float">
            <text:p>0.36</text:p>
          </table:table-cell>
          <table:table-cell table:style-name="ce22" table:formula="of:=[.F27]/[.G27]" office:value-type="percentage" office:value="0.977861256091114" calcext:value-type="percentage">
            <text:p>97.8%</text:p>
          </table:table-cell>
          <table:table-cell table:style-name="ce25" table:formula="of:=['stats2-ht0'.D8]" office:value-type="float" office:value="2.204207" calcext:value-type="float">
            <text:p>2.204</text:p>
          </table:table-cell>
          <table:table-cell table:style-name="ce25" table:formula="of:=['stats2-ht0'.B8]+['stats2-ht0'.C8]" office:value-type="float" office:value="4.370413" calcext:value-type="float">
            <text:p>4.370</text:p>
          </table:table-cell>
          <table:table-cell table:style-name="ce28" table:formula="of:=[.N27]/([.M27]*[.C27])" office:value-type="percentage" office:value="0.99137989308626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7883889" calcext:value-type="float">
            <text:p>7883889</text:p>
          </table:table-cell>
          <table:table-cell table:style-name="ce14" table:formula="of:=[pmu.E22]" office:value-type="float" office:value="222061079" calcext:value-type="float">
            <text:p>222061079</text:p>
          </table:table-cell>
          <table:table-cell table:style-name="ce14" table:formula="of:=[pmu.F22]" office:value-type="float" office:value="1079683735" calcext:value-type="float">
            <text:p>1079683735</text:p>
          </table:table-cell>
          <table:table-cell table:style-name="ce14" table:formula="of:=[pmu.G22]" office:value-type="float" office:value="2226818387" calcext:value-type="float">
            <text:p>2226818387</text:p>
          </table:table-cell>
          <table:table-cell/>
          <table:table-cell table:style-name="ce19" table:formula="of:=[.I28]/[.H28]" office:value-type="float" office:value="2.06247284719909" calcext:value-type="float">
            <text:p>2.06</text:p>
          </table:table-cell>
          <table:table-cell table:style-name="ce22" table:formula="of:=[.F28]/[.G28]" office:value-type="percentage" office:value="0.0355032454831943" calcext:value-type="percentage">
            <text:p>3.6%</text:p>
          </table:table-cell>
          <table:table-cell table:style-name="ce25" table:formula="of:=['stats2-ht0'.D9]" office:value-type="float" office:value="0.105199" calcext:value-type="float">
            <text:p>0.105</text:p>
          </table:table-cell>
          <table:table-cell table:style-name="ce25" table:formula="of:=['stats2-ht0'.B9]+['stats2-ht0'.C9]" office:value-type="float" office:value="0.15654" calcext:value-type="float">
            <text:p>0.157</text:p>
          </table:table-cell>
          <table:table-cell table:style-name="ce28" table:formula="of:=[.N28]/([.M28]*[.C28])" office:value-type="percentage" office:value="0.744018479263111" calcext:value-type="percentage">
            <text:p>74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71035" calcext:value-type="float">
            <text:p>7871035</text:p>
          </table:table-cell>
          <table:table-cell office:value-type="float" office:value="222045343" calcext:value-type="float">
            <text:p>222045343</text:p>
          </table:table-cell>
          <table:table-cell office:value-type="float" office:value="822533772" calcext:value-type="float">
            <text:p>822533772</text:p>
          </table:table-cell>
          <table:table-cell office:value-type="float" office:value="2206761619" calcext:value-type="float">
            <text:p>2206761619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4097" calcext:value-type="float">
            <text:p>7874097</text:p>
          </table:table-cell>
          <table:table-cell office:value-type="float" office:value="2695800242" calcext:value-type="float">
            <text:p>2695800242</text:p>
          </table:table-cell>
          <table:table-cell office:value-type="float" office:value="2542108310" calcext:value-type="float">
            <text:p>2542108310</text:p>
          </table:table-cell>
          <table:table-cell office:value-type="float" office:value="6653009910" calcext:value-type="float">
            <text:p>6653009910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73544" calcext:value-type="float">
            <text:p>7873544</text:p>
          </table:table-cell>
          <table:table-cell office:value-type="float" office:value="1190809430" calcext:value-type="float">
            <text:p>1190809430</text:p>
          </table:table-cell>
          <table:table-cell office:value-type="float" office:value="3276468612" calcext:value-type="float">
            <text:p>3276468612</text:p>
          </table:table-cell>
          <table:table-cell office:value-type="float" office:value="4613034117" calcext:value-type="float">
            <text:p>4613034117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884494" calcext:value-type="float">
            <text:p>7884494</text:p>
          </table:table-cell>
          <table:table-cell office:value-type="float" office:value="1690819591" calcext:value-type="float">
            <text:p>1690819591</text:p>
          </table:table-cell>
          <table:table-cell office:value-type="float" office:value="9868688151" calcext:value-type="float">
            <text:p>9868688151</text:p>
          </table:table-cell>
          <table:table-cell office:value-type="float" office:value="5113012572" calcext:value-type="float">
            <text:p>511301257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907608" calcext:value-type="float">
            <text:p>7907608</text:p>
          </table:table-cell>
          <table:table-cell office:value-type="float" office:value="4690862144" calcext:value-type="float">
            <text:p>4690862144</text:p>
          </table:table-cell>
          <table:table-cell office:value-type="float" office:value="26291565058" calcext:value-type="float">
            <text:p>26291565058</text:p>
          </table:table-cell>
          <table:table-cell office:value-type="float" office:value="11613020186" calcext:value-type="float">
            <text:p>1161302018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769559" calcext:value-type="float">
            <text:p>502769559</text:p>
          </table:table-cell>
          <table:table-cell office:value-type="float" office:value="690833554" calcext:value-type="float">
            <text:p>690833554</text:p>
          </table:table-cell>
          <table:table-cell office:value-type="float" office:value="8330898699" calcext:value-type="float">
            <text:p>8330898699</text:p>
          </table:table-cell>
          <table:table-cell office:value-type="float" office:value="5113052736" calcext:value-type="float">
            <text:p>511305273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70515" calcext:value-type="float">
            <text:p>7870515</text:p>
          </table:table-cell>
          <table:table-cell office:value-type="float" office:value="222051305" calcext:value-type="float">
            <text:p>222051305</text:p>
          </table:table-cell>
          <table:table-cell office:value-type="float" office:value="822590594" calcext:value-type="float">
            <text:p>822590594</text:p>
          </table:table-cell>
          <table:table-cell office:value-type="float" office:value="2206786943" calcext:value-type="float">
            <text:p>220678694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7875768" calcext:value-type="float">
            <text:p>7875768</text:p>
          </table:table-cell>
          <table:table-cell office:value-type="float" office:value="222050168" calcext:value-type="float">
            <text:p>222050168</text:p>
          </table:table-cell>
          <table:table-cell office:value-type="float" office:value="1084733931" calcext:value-type="float">
            <text:p>1084733931</text:p>
          </table:table-cell>
          <table:table-cell office:value-type="float" office:value="2226769857" calcext:value-type="float">
            <text:p>222676985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7875643" calcext:value-type="float">
            <text:p>7875643</text:p>
          </table:table-cell>
          <table:table-cell office:value-type="float" office:value="2695803445" calcext:value-type="float">
            <text:p>2695803445</text:p>
          </table:table-cell>
          <table:table-cell office:value-type="float" office:value="2807489575" calcext:value-type="float">
            <text:p>2807489575</text:p>
          </table:table-cell>
          <table:table-cell office:value-type="float" office:value="6673016099" calcext:value-type="float">
            <text:p>6673016099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5695691" calcext:value-type="float">
            <text:p>15695691</text:p>
          </table:table-cell>
          <table:table-cell office:value-type="float" office:value="1190814756" calcext:value-type="float">
            <text:p>1190814756</text:p>
          </table:table-cell>
          <table:table-cell office:value-type="float" office:value="3543751707" calcext:value-type="float">
            <text:p>3543751707</text:p>
          </table:table-cell>
          <table:table-cell office:value-type="float" office:value="4633053573" calcext:value-type="float">
            <text:p>463305357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7891290" calcext:value-type="float">
            <text:p>7891290</text:p>
          </table:table-cell>
          <table:table-cell office:value-type="float" office:value="1690823863" calcext:value-type="float">
            <text:p>1690823863</text:p>
          </table:table-cell>
          <table:table-cell office:value-type="float" office:value="10135671012" calcext:value-type="float">
            <text:p>10135671012</text:p>
          </table:table-cell>
          <table:table-cell office:value-type="float" office:value="5133022173" calcext:value-type="float">
            <text:p>513302217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7932259" calcext:value-type="float">
            <text:p>7932259</text:p>
          </table:table-cell>
          <table:table-cell office:value-type="float" office:value="4690875786" calcext:value-type="float">
            <text:p>4690875786</text:p>
          </table:table-cell>
          <table:table-cell office:value-type="float" office:value="26573913997" calcext:value-type="float">
            <text:p>26573913997</text:p>
          </table:table-cell>
          <table:table-cell office:value-type="float" office:value="11633063813" calcext:value-type="float">
            <text:p>1163306381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502746439" calcext:value-type="float">
            <text:p>502746439</text:p>
          </table:table-cell>
          <table:table-cell office:value-type="float" office:value="690837848" calcext:value-type="float">
            <text:p>690837848</text:p>
          </table:table-cell>
          <table:table-cell office:value-type="float" office:value="8866047428" calcext:value-type="float">
            <text:p>8866047428</text:p>
          </table:table-cell>
          <table:table-cell office:value-type="float" office:value="5133059458" calcext:value-type="float">
            <text:p>513305945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7872850" calcext:value-type="float">
            <text:p>7872850</text:p>
          </table:table-cell>
          <table:table-cell office:value-type="float" office:value="222058515" calcext:value-type="float">
            <text:p>222058515</text:p>
          </table:table-cell>
          <table:table-cell office:value-type="float" office:value="1082170863" calcext:value-type="float">
            <text:p>1082170863</text:p>
          </table:table-cell>
          <table:table-cell office:value-type="float" office:value="2226812755" calcext:value-type="float">
            <text:p>222681275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78865" calcext:value-type="float">
            <text:p>7878865</text:p>
          </table:table-cell>
          <table:table-cell office:value-type="float" office:value="222050445" calcext:value-type="float">
            <text:p>222050445</text:p>
          </table:table-cell>
          <table:table-cell office:value-type="float" office:value="1088384344" calcext:value-type="float">
            <text:p>1088384344</text:p>
          </table:table-cell>
          <table:table-cell office:value-type="float" office:value="2226771854" calcext:value-type="float">
            <text:p>222677185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81460" calcext:value-type="float">
            <text:p>7881460</text:p>
          </table:table-cell>
          <table:table-cell office:value-type="float" office:value="2695806128" calcext:value-type="float">
            <text:p>2695806128</text:p>
          </table:table-cell>
          <table:table-cell office:value-type="float" office:value="2810261834" calcext:value-type="float">
            <text:p>2810261834</text:p>
          </table:table-cell>
          <table:table-cell office:value-type="float" office:value="6673019384" calcext:value-type="float">
            <text:p>667301938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46689611" calcext:value-type="float">
            <text:p>146689611</text:p>
          </table:table-cell>
          <table:table-cell office:value-type="float" office:value="1190857984" calcext:value-type="float">
            <text:p>1190857984</text:p>
          </table:table-cell>
          <table:table-cell office:value-type="float" office:value="14934820790" calcext:value-type="float">
            <text:p>14934820790</text:p>
          </table:table-cell>
          <table:table-cell office:value-type="float" office:value="4633060401" calcext:value-type="float">
            <text:p>463306040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54418581" calcext:value-type="float">
            <text:p>754418581</text:p>
          </table:table-cell>
          <table:table-cell office:value-type="float" office:value="1691113345" calcext:value-type="float">
            <text:p>1691113345</text:p>
          </table:table-cell>
          <table:table-cell office:value-type="float" office:value="108825438080" calcext:value-type="float">
            <text:p>108825438080</text:p>
          </table:table-cell>
          <table:table-cell office:value-type="float" office:value="5133048728" calcext:value-type="float">
            <text:p>513304872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836900498" calcext:value-type="float">
            <text:p>836900498</text:p>
          </table:table-cell>
          <table:table-cell office:value-type="float" office:value="5266126953" calcext:value-type="float">
            <text:p>5266126953</text:p>
          </table:table-cell>
          <table:table-cell office:value-type="float" office:value="98843183883" calcext:value-type="float">
            <text:p>98843183883</text:p>
          </table:table-cell>
          <table:table-cell office:value-type="float" office:value="15489185558" calcext:value-type="float">
            <text:p>1548918555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675553451" calcext:value-type="float">
            <text:p>675553451</text:p>
          </table:table-cell>
          <table:table-cell office:value-type="float" office:value="690847957" calcext:value-type="float">
            <text:p>690847957</text:p>
          </table:table-cell>
          <table:table-cell office:value-type="float" office:value="14218298702" calcext:value-type="float">
            <text:p>14218298702</text:p>
          </table:table-cell>
          <table:table-cell office:value-type="float" office:value="5133058970" calcext:value-type="float">
            <text:p>5133058970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83889" calcext:value-type="float">
            <text:p>7883889</text:p>
          </table:table-cell>
          <table:table-cell office:value-type="float" office:value="222061079" calcext:value-type="float">
            <text:p>222061079</text:p>
          </table:table-cell>
          <table:table-cell office:value-type="float" office:value="1079683735" calcext:value-type="float">
            <text:p>1079683735</text:p>
          </table:table-cell>
          <table:table-cell office:value-type="float" office:value="2226818387" calcext:value-type="float">
            <text:p>2226818387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row table:style-name="ro5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54241" calcext:value-type="float">
            <text:p>0.154241</text:p>
          </table:table-cell>
          <table:table-cell office:value-type="float" office:value="0" calcext:value-type="float">
            <text:p>0</text:p>
          </table:table-cell>
          <table:table-cell office:value-type="float" office:value="0.154709" calcext:value-type="float">
            <text:p>0.15470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633861" calcext:value-type="float">
            <text:p>0.633861</text:p>
          </table:table-cell>
          <table:table-cell office:value-type="float" office:value="0" calcext:value-type="float">
            <text:p>0</text:p>
          </table:table-cell>
          <table:table-cell office:value-type="float" office:value="0.634983" calcext:value-type="float">
            <text:p>0.63498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839697" calcext:value-type="float">
            <text:p>0.839697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842176" calcext:value-type="float">
            <text:p>0.84217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.677358" calcext:value-type="float">
            <text:p>2.677358</text:p>
          </table:table-cell>
          <table:table-cell office:value-type="float" office:value="0" calcext:value-type="float">
            <text:p>0</text:p>
          </table:table-cell>
          <table:table-cell office:value-type="float" office:value="2.680829" calcext:value-type="float">
            <text:p>2.68082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7.264073" calcext:value-type="float">
            <text:p>7.264073</text:p>
          </table:table-cell>
          <table:table-cell office:value-type="float" office:value="0" calcext:value-type="float">
            <text:p>0</text:p>
          </table:table-cell>
          <table:table-cell office:value-type="float" office:value="7.272459" calcext:value-type="float">
            <text:p>7.27245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541052" calcext:value-type="float">
            <text:p>2.541052</text:p>
          </table:table-cell>
          <table:table-cell office:value-type="float" office:value="0" calcext:value-type="float">
            <text:p>0</text:p>
          </table:table-cell>
          <table:table-cell office:value-type="float" office:value="2.56036" calcext:value-type="float">
            <text:p>2.5603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154506" calcext:value-type="float">
            <text:p>0.154506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59658" calcext:value-type="float">
            <text:p>0.159658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80935" calcext:value-type="float">
            <text:p>0.08093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652129" calcext:value-type="float">
            <text:p>0.652129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327829" calcext:value-type="float">
            <text:p>0.32782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4.285705" calcext:value-type="float">
            <text:p>4.285705</text:p>
          </table:table-cell>
          <table:table-cell office:value-type="float" office:value="0" calcext:value-type="float">
            <text:p>0</text:p>
          </table:table-cell>
          <table:table-cell office:value-type="float" office:value="2.192672" calcext:value-type="float">
            <text:p>2.19267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34.002953" calcext:value-type="float">
            <text:p>34.002953</text:p>
          </table:table-cell>
          <table:table-cell office:value-type="float" office:value="0.001978" calcext:value-type="float">
            <text:p>0.001978</text:p>
          </table:table-cell>
          <table:table-cell office:value-type="float" office:value="17.070204" calcext:value-type="float">
            <text:p>17.070204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35.189203" calcext:value-type="float">
            <text:p>35.189203</text:p>
          </table:table-cell>
          <table:table-cell office:value-type="float" office:value="32.365187" calcext:value-type="float">
            <text:p>32.365187</text:p>
          </table:table-cell>
          <table:table-cell office:value-type="float" office:value="34.002137" calcext:value-type="float">
            <text:p>34.00213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4.367833" calcext:value-type="float">
            <text:p>4.367833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2.204207" calcext:value-type="float">
            <text:p>2.20420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5555" calcext:value-type="float">
            <text:p>0.1555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105199" calcext:value-type="float">
            <text:p>0.105199</text:p>
          </table:table-cell>
          <table:table-cell table:number-columns-repeated="18"/>
        </table:table-row>
        <table:table-row table:style-name="ro1" table:number-rows-repeated="24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54322" calcext:value-type="float">
            <text:p>0.154322</text:p>
          </table:table-cell>
          <table:table-cell office:value-type="float" office:value="0" calcext:value-type="float">
            <text:p>0</text:p>
          </table:table-cell>
          <table:table-cell office:value-type="float" office:value="0.154689" calcext:value-type="float">
            <text:p>0.15468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635432" calcext:value-type="float">
            <text:p>0.63543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636522" calcext:value-type="float">
            <text:p>0.63652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841521" calcext:value-type="float">
            <text:p>0.841521</text:p>
          </table:table-cell>
          <table:table-cell office:value-type="float" office:value="0" calcext:value-type="float">
            <text:p>0</text:p>
          </table:table-cell>
          <table:table-cell office:value-type="float" office:value="0.84316" calcext:value-type="float">
            <text:p>0.8431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.678362" calcext:value-type="float">
            <text:p>2.678362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2.682969" calcext:value-type="float">
            <text:p>2.68296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7.269717" calcext:value-type="float">
            <text:p>7.269717</text:p>
          </table:table-cell>
          <table:table-cell office:value-type="float" office:value="0" calcext:value-type="float">
            <text:p>0</text:p>
          </table:table-cell>
          <table:table-cell office:value-type="float" office:value="7.278607" calcext:value-type="float">
            <text:p>7.27860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630941" calcext:value-type="float">
            <text:p>2.630941</text:p>
          </table:table-cell>
          <table:table-cell office:value-type="float" office:value="0" calcext:value-type="float">
            <text:p>0</text:p>
          </table:table-cell>
          <table:table-cell office:value-type="float" office:value="2.650892" calcext:value-type="float">
            <text:p>2.65089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53841" calcext:value-type="float">
            <text:p>0.153841</text:p>
          </table:table-cell>
          <table:table-cell office:value-type="float" office:value="0" calcext:value-type="float">
            <text:p>0</text:p>
          </table:table-cell>
          <table:table-cell office:value-type="float" office:value="0.154247" calcext:value-type="float">
            <text:p>0.154247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number:currency-style style:name="N133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33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3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3:52:51.320513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1H58M26S</meta:editing-duration>
    <meta:editing-cycles>6</meta:editing-cycles>
    <meta:generator>LibreOffice/5.1.6.2$Linux_X86_64 LibreOffice_project/10m0$Build-2</meta:generator>
    <dc:date>2018-11-05T13:55:13.612807256</dc:date>
    <meta:document-statistic meta:table-count="6" meta:cell-count="787" meta:object-count="0"/>
  </office:meta>
</office:document-meta>
</file>